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0.794cm" style:rel-column-width="450*"/>
    </style:style>
    <style:style style:name="Tabella5.B" style:family="table-column">
      <style:table-column-properties style:column-width="5.502cm" style:rel-column-width="3119*"/>
    </style:style>
    <style:style style:name="Tabella5.C" style:family="table-column">
      <style:table-column-properties style:column-width="4.604cm" style:rel-column-width="2610*"/>
    </style:style>
    <style:style style:name="Tabella5.D" style:family="table-column">
      <style:table-column-properties style:column-width="3.388cm" style:rel-column-width="1921*"/>
    </style:style>
    <style:style style:name="Tabella5.E" style:family="table-column">
      <style:table-column-properties style:column-width="0.82cm" style:rel-column-width="465*"/>
    </style:style>
    <style:style style:name="Tabella5.F" style:family="table-column">
      <style:table-column-properties style:column-width="0.9cm" style:rel-column-width="510*"/>
    </style:style>
    <style:style style:name="Tabella5.G" style:family="table-column">
      <style:table-column-properties style:column-width="3.995cm" style:rel-column-width="2265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G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G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D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Verdana" fo:font-size="10pt" fo:font-weight="bold" officeooo:rsid="008d087d" officeooo:paragraph-rsid="00c2e25e" style:font-name-asian="SimSun" style:font-size-asian="10pt" style:font-weight-asian="bold" style:font-name-complex="Tahoma" style:font-size-complex="10pt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weight="bold" officeooo:paragraph-rsid="00c2e25e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c99b59" officeooo:paragraph-rsid="00c99b59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c99b59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5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51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cd8205" style:font-name-asian="SimSun" style:font-size-asian="8pt" style:font-weight-asian="bold" style:font-name-complex="Tahoma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dcb" officeooo:paragraph-rsid="00d0edcb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o in objects"&gt;</text:placeholder></text:p>
      <text:p text:style-name="P14"><text:placeholder text:placeholder-type="text">&lt;setup_data_cut(o, data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5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9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header-rows>
          <table:table-row>
            <table:table-cell table:style-name="Tabella5.A1" office:value-type="string">
              <text:p text:style-name="P29">N.</text:p>
            </table:table-cell>
            <table:table-cell table:style-name="Tabella5.A1" office:value-type="string">
              <text:p text:style-name="P24">Cliente</text:p>
            </table:table-cell>
            <table:table-cell table:style-name="Tabella5.A1" office:value-type="string">
              <text:p text:style-name="P33">Destinazione</text:p>
            </table:table-cell>
            <table:table-cell table:style-name="Tabella5.A1" office:value-type="string">
              <text:p text:style-name="P24">Prodotto</text:p>
            </table:table-cell>
            <table:table-cell table:style-name="Tabella5.A1" office:value-type="string">
              <text:p text:style-name="P55">Q.</text:p>
            </table:table-cell>
            <table:table-cell table:style-name="Tabella5.A1" office:value-type="string">
              <text:p text:style-name="P25">Fatti</text:p>
            </table:table-cell>
            <table:table-cell table:style-name="Tabella5.G1" office:value-type="string">
              <text:p text:style-name="P24">Note produzione</text:p>
            </table:table-cell>
          </table:table-row>
        </table:table-header-rows>
        <table:table-row>
          <table:table-cell table:style-name="Tabella5.A2" table:number-columns-spanned="7" office:value-type="string">
            <text:p text:style-name="P4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5"><text:placeholder text:placeholder-type="text">&lt;line.mrp_sequence&gt;</text:placeholder></text:p>
          </table:table-cell>
          <table:table-cell table:style-name="Tabella5.A4" office:value-type="string">
            <text:p text:style-name="P34"><text:placeholder text:placeholder-type="text">&lt;line.order_id.partner_id.name&gt;</text:placeholder></text:p>
          </table:table-cell>
          <table:table-cell table:style-name="Tabella5.A4" office:value-type="string">
            <text:p text:style-name="P36"><text:placeholder text:placeholder-type="text">&lt;line.order_id.destination_partner_id.name or ''&gt;</text:placeholder></text:p>
          </table:table-cell>
          <table:table-cell table:style-name="Tabella5.A4" office:value-type="string">
            <text:p text:style-name="P52"><text:placeholder text:placeholder-type="text">&lt;line.product_id.default_code.replace(' ', '.') or ""&gt;</text:placeholder><text:span text:style-name="T10"><text:placeholder text:placeholder-type="text">&lt;get_product_components(line)&gt;</text:placeholder></text:span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27"><text:placeholder text:placeholder-type="text">&lt;int(line.product_uom_qty - line.mx_assigned_qty)&gt;</text:placeholder></text:p>
          </table:table-cell>
          <table:table-cell table:style-name="Tabella5.A4" office:value-type="string">
            <text:p text:style-name="P28"><text:placeholder text:placeholder-type="text">&lt;int(line.product_uom_maked_sync_qty) if line.product_uom_maked_sync_qty else ''&gt;</text:placeholder></text:p>
          </table:table-cell>
          <table:table-cell table:style-name="Tabella5.G4" office:value-type="string">
            <text:p text:style-name="P37"><text:span text:style-name="T8"><text:placeholder text:placeholder-type="text">&lt;('IGNIFUGO ' if 'I' in (line.default_code or '')[4:6].upper() else '').strip()&gt;</text:placeholder></text:span><text:placeholder text:placeholder-type="text">&lt;(line.production_note or "").strip()&gt;</text:placeholder></text:p>
          </table:table-cell>
        </table:table-row>
        <table:table-row>
          <table:table-cell table:style-name="Tabella5.A3" table:number-columns-spanned="7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3" office:value-type="string">
            <text:p text:style-name="P38">Totale </text:p>
          </table:table-cell>
          <table:covered-table-cell/>
          <table:covered-table-cell/>
          <table:table-cell table:style-name="Tabella5.D7" office:value-type="string">
            <text:p text:style-name="P26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9"/>
          </table:table-cell>
          <table:covered-table-cell/>
          <table:covered-table-cell/>
        </table:table-row>
        <table:table-row>
          <table:table-cell table:style-name="Tabella5.A3" table:number-columns-spanned="7" office:value-type="string"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7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40">Articolo</text:p>
            </table:table-cell>
            <table:table-cell table:style-name="Tabella1.A1" office:value-type="string">
              <text:p text:style-name="P41">Attuale</text:p>
            </table:table-cell>
            <table:table-cell table:style-name="Tabella1.A1" office:value-type="string">
              <text:p text:style-name="P40">Magazzino</text:p>
            </table:table-cell>
            <table:table-cell table:style-name="Tabella1.A1" office:value-type="string">
              <text:p text:style-name="P41">Produz. totali</text:p>
            </table:table-cell>
            <table:table-cell table:style-name="Tabella1.E1" office:value-type="string">
              <text:p text:style-name="P40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6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6"><text:placeholder text:placeholder-type="text">&lt;component.default_code&gt;</text:placeholder></text:p>
          </table:table-cell>
          <table:table-cell table:style-name="Tabella1.B3" office:value-type="string">
            <text:p text:style-name="P48"><text:placeholder text:placeholder-type="text">&lt;current&gt;</text:placeholder></text:p>
          </table:table-cell>
          <table:table-cell table:style-name="Tabella1.C3" office:value-type="string">
            <text:p text:style-name="P49"><text:placeholder text:placeholder-type="text">&lt;stock&gt;</text:placeholder></text:p>
          </table:table-cell>
          <table:table-cell table:style-name="Tabella1.B3" office:value-type="string">
            <text:p text:style-name="P49"><text:placeholder text:placeholder-type="text">&lt;future&gt;</text:placeholder></text:p>
          </table:table-cell>
          <table:table-cell table:style-name="Tabella1.E3" office:value-type="string">
            <text:p text:style-name="P47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2">Categoria</text:p>
            </table:table-cell>
            <table:table-cell table:style-name="Tabella7.A1" office:value-type="string">
              <text:p text:style-name="P31">Riferimento</text:p>
            </table:table-cell>
            <table:table-cell table:style-name="Tabella7.A1" office:value-type="string">
              <text:p text:style-name="P30">Nota</text:p>
            </table:table-cell>
            <table:table-cell table:style-name="Tabella7.D1" office:value-type="string">
              <text:p text:style-name="P30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50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42"/>
      <text:p text:style-name="P23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7-13T11:27:20.331233597</dc:date>
    <meta:editing-duration>P2DT7H17M28S</meta:editing-duration>
    <meta:editing-cycles>551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0" meta:word-count="167" meta:character-count="1802" meta:non-whitespace-character-count="1692"/>
    <meta:user-defined meta:name="Info 1"/>
    <meta:user-defined meta:name="Info 2"/>
    <meta:user-defined meta:name="Info 3"/>
    <meta:user-defined meta:name="Info 4"/>
  </office:meta>
</office:document-meta>
</file>